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47cm"/>
    </style:style>
    <style:style style:name="co12" style:family="table-column">
      <style:table-column-properties fo:break-before="auto" style:column-width="10.07cm"/>
    </style:style>
    <style:style style:name="co13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f0041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11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fo:background-color="#e0c2cd" fo:border="0.74pt solid #000000"/>
    </style:style>
    <style:style style:name="ce52" style:family="table-cell" style:parent-style-name="Default">
      <style:table-cell-properties fo:background-color="#b3cac7" fo:border="0.74pt solid #000000"/>
    </style:style>
    <style:style style:name="ce53" style:family="table-cell" style:parent-style-name="Default">
      <style:table-cell-properties fo:background-color="#ffd8ce" fo:border="0.74pt solid #000000"/>
    </style:style>
    <style:style style:name="ce12" style:family="table-cell" style:parent-style-name="Default" style:data-style-name="N111">
      <style:table-cell-properties fo:background-color="#729fcf"/>
    </style:style>
    <style:style style:name="ce13" style:family="table-cell" style:parent-style-name="Default" style:data-style-name="N111">
      <style:table-cell-properties fo:background-color="#ffde59"/>
    </style:style>
    <style:style style:name="ce14" style:family="table-cell" style:parent-style-name="Default" style:data-style-name="N111">
      <style:table-cell-properties fo:background-color="#ffff6d"/>
    </style:style>
    <style:style style:name="ce15" style:family="table-cell" style:parent-style-name="Default" style:data-style-name="N111">
      <style:table-cell-properties fo:background-color="#dde8cb" fo:border="0.74pt solid #000000"/>
    </style:style>
    <style:style style:name="ce16" style:family="table-cell" style:parent-style-name="Default" style:data-style-name="N111">
      <style:table-cell-properties fo:background-color="#e0c2cd" fo:border="0.74pt solid #000000"/>
    </style:style>
    <style:style style:name="ce17" style:family="table-cell" style:parent-style-name="Default" style:data-style-name="N111">
      <style:table-cell-properties fo:background-color="#b3cac7" fo:border="0.74pt solid #000000"/>
    </style:style>
    <style:style style:name="ce18" style:family="table-cell" style:parent-style-name="Default" style:data-style-name="N105">
      <style:table-cell-properties fo:background-color="#ffd8ce" fo:border="0.74pt solid #000000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 style:data-style-name="N111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1">
      <style:table-cell-properties fo:background-color="#e6e905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1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ffffa6"/>
    </style:style>
    <style:style style:name="ce25" style:family="table-cell" style:parent-style-name="Default" style:data-style-name="N111">
      <style:table-cell-properties fo:background-color="#ffffd7"/>
    </style:style>
    <style:style style:name="ce26" style:family="table-cell" style:parent-style-name="Default" style:data-style-name="N111">
      <style:table-cell-properties fo:background-color="#ffff00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#afd095" fo:border="0.74pt solid #000000"/>
    </style:style>
    <style:style style:name="ce30" style:family="table-cell" style:parent-style-name="Default" style:data-style-name="N111">
      <style:table-cell-properties fo:background-color="#bf819e" fo:border="0.74pt solid #000000"/>
    </style:style>
    <style:style style:name="ce31" style:family="table-cell" style:parent-style-name="Default" style:data-style-name="N111">
      <style:table-cell-properties fo:background-color="#81aca6" fo:border="0.74pt solid #000000"/>
    </style:style>
    <style:style style:name="ce32" style:family="table-cell" style:parent-style-name="Default" style:data-style-name="N111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1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11">
      <style:table-cell-properties fo:background-color="#ffff00" fo:border="0.74pt solid #000000"/>
    </style:style>
    <style:style style:name="ce41" style:family="table-cell" style:parent-style-name="Default" style:data-style-name="N111">
      <style:table-cell-properties fo:background-color="#ffb66c" fo:border="0.74pt solid #000000"/>
    </style:style>
    <style:style style:name="ce42" style:family="table-cell" style:parent-style-name="Default" style:data-style-name="N113">
      <style:table-cell-properties fo:background-color="#ffb66c" fo:border="0.74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bf0041"/>
    </style:style>
    <style:style style:name="ce4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81d41a" fo:border="0.74pt solid #000000"/>
    </style:style>
    <style:style style:name="ce47" style:family="table-cell" style:parent-style-name="Default" style:data-style-name="N111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lista malti'.$A$1:.$A$1048576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luppolo.$A$1:.$A$1048576])" table:allow-empty-cell="true" table:display-list="unsorted" table:base-cell-address="'modello calcolo'.A20">
          <table:error-message table:message-type="stop" table:display="true"/>
        </table:content-validation>
        <table:content-validation table:name="val3" table:condition="of:cell-content-is-in-list([$lieviti.$A$1:.$A$1048576])" table:allow-empty-cell="true" table:display-list="unsorted" table:base-cell-address="'modello calcolo'.A28">
          <table:error-message table:message-type="stop" table:display="true"/>
        </table:content-validation>
        <table:content-validation table:name="val4" table:condition="of:cell-content-is-in-list([$spezie.$A$1:.$A$1048576])" table:allow-empty-cell="true" table:display-list="unsorted" table:base-cell-address="'modello calcolo'.A33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table:number-columns-repeated="3"/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50" calcext:value-type="float">
            <text:p>50</text:p>
          </table:table-cell>
          <table:table-cell table:style-name="ce37" table:number-columns-repeated="2"/>
          <table:table-cell table:style-name="ce44" table:number-columns-repeated="2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2" table:formula="of:=SUM([.F4]/[.E1])" office:value-type="currency" office:currency="EUR" office:value="2.342044" calcext:value-type="currency">
            <text:p>€ 2,34</text:p>
          </table:table-cell>
          <table:table-cell table:style-name="ce19" office:value-type="string" calcext:value-type="string">
            <text:p>+ manodopera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9])" office:value-type="currency" office:currency="EUR" office:value="70.5322" calcext:value-type="currency">
            <text:p>€ 70,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3.256533" calcext:value-type="currency">
            <text:p>€ 3,26</text:p>
          </table:table-cell>
          <table:table-cell table:style-name="ce20" table:formula="of:=SUM([.B3])*2" office:value-type="currency" office:currency="EUR" office:value="6.513066" calcext:value-type="currency">
            <text:p>€ 6,51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5])" office:value-type="currency" office:currency="EUR" office:value="46.57" calcext:value-type="currency">
            <text:p>€ 46,5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3" table:formula="of:=SUM([.B2]*66)/100+1.5" office:value-type="currency" office:currency="EUR" office:value="3.04574904" calcext:value-type="currency">
            <text:p>€ 3,05</text:p>
          </table:table-cell>
          <table:table-cell table:style-name="ce21" table:formula="of:=SUM([.B4])*2" office:value-type="currency" office:currency="EUR" office:value="6.09149808" calcext:value-type="currency">
            <text:p>€ 6,09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117.1022" calcext:value-type="currency">
            <text:p>€ 117,1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4" table:formula="of:=SUM([.B2]*33)/100+1.5" office:value-type="currency" office:currency="EUR" office:value="2.27287452" calcext:value-type="currency">
            <text:p>€ 2,27</text:p>
          </table:table-cell>
          <table:table-cell table:style-name="ce22" table:formula="of:=SUM([.B5])*2" office:value-type="currency" office:currency="EUR" office:value="4.54574904" calcext:value-type="currency">
            <text:p>€ 4,5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6" office:value-type="string" calcext:value-type="string">
            <text:p>totale ingrediente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in grani Weyermann Premium Pilsner</text:p>
          </table:table-cell>
          <table:table-cell table:style-name="ce15" table:formula="of:=IF([.A8]=&quot;&quot;;&quot;&quot;;(VLOOKUP([.$A8];['file:///home/azzurra/Documenti/erp-con-libreoffice-calc/calcolo%20costo%20della%20birra.ods'#$'costo dei malti'.$A$2:.$D$250];4;0)))" office:value-type="currency" office:currency="EUR" office:value="1.836" calcext:value-type="currency">
            <text:p>€ 1,84</text:p>
          </table:table-cell>
          <table:table-cell table:style-name="ce50" office:value-type="float" office:value="9" calcext:value-type="float">
            <text:p>9</text:p>
          </table:table-cell>
          <table:table-cell table:style-name="ce29" table:formula="of:=IF([.A8]=&quot;&quot;;&quot;&quot;;SUM([.B8]*[.C8]))" office:value-type="currency" office:currency="EUR" office:value="16.524" calcext:value-type="currency">
            <text:p>€ 16,52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'file:///home/azzurra/Documenti/erp-con-libreoffice-calc/modello%20calcolo%20costo%20materiali%20della%20birra.ods'#$'costo gpl'.D2]" office:value-type="currency" office:currency="EUR" office:value="3.1" calcext:value-type="currency">
            <text:p>€ 3,10</text:p>
          </table:table-cell>
          <table:table-cell table:style-name="ce45" table:formula="of:=IF([.$E$1]=23;1.3;IF([.$E$1]=40;2;IF([.$E$1]=50;2.2;)))" office:value-type="float" office:value="2.2" calcext:value-type="float">
            <text:p>2,2</text:p>
          </table:table-cell>
          <table:table-cell table:style-name="ce47" table:formula="of:==IF([.H8]=&quot;&quot;;&quot;&quot;;SUM([.G8]*[.H8]))" office:value-type="currency" office:currency="EUR" office:value="6.82" calcext:value-type="currency">
            <text:p>€ 6,82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in grani Weyermann Wheat Pale</text:p>
          </table:table-cell>
          <table:table-cell table:style-name="ce15" table:formula="of:=IF([.A9]=&quot;&quot;;&quot;&quot;;(VLOOKUP([.$A9];['file:///home/azzurra/Documenti/erp-con-libreoffice-calc/calcolo%20costo%20della%20birra.ods'#$'costo dei malti'.$A$2:.$D$250];4;0)))" office:value-type="currency" office:currency="EUR" office:value="1.38" calcext:value-type="currency">
            <text:p>€ 1,38</text:p>
          </table:table-cell>
          <table:table-cell table:style-name="ce50" office:value-type="float" office:value="1" calcext:value-type="float">
            <text:p>1</text:p>
          </table:table-cell>
          <table:table-cell table:style-name="ce29" table:formula="of:=IF([.A9]=&quot;&quot;;&quot;&quot;;SUM([.B9]*[.C9]))" office:value-type="currency" office:currency="EUR" office:value="1.38" calcext:value-type="currency">
            <text:p>€ 1,38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untons Crystal Malt 150</text:p>
          </table:table-cell>
          <table:table-cell table:style-name="ce15" table:formula="of:=IF([.A10]=&quot;&quot;;&quot;&quot;;(VLOOKUP([.$A10];['file:///home/azzurra/Documenti/erp-con-libreoffice-calc/calcolo%20costo%20della%20birra.ods'#$'costo dei malti'.$A$2:.$D$250];4;0)))" office:value-type="currency" office:currency="EUR" office:value="1.938" calcext:value-type="currency">
            <text:p>€ 1,94</text:p>
          </table:table-cell>
          <table:table-cell table:style-name="ce50" office:value-type="float" office:value="0.5" calcext:value-type="float">
            <text:p>0,5</text:p>
          </table:table-cell>
          <table:table-cell table:style-name="ce29" table:formula="of:=IF([.A10]=&quot;&quot;;&quot;&quot;;SUM([.B10]*[.C10]))" office:value-type="currency" office:currency="EUR" office:value="0.969" calcext:value-type="currency">
            <text:p>€ 0,97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table:formula="of:=IF([.$E$1]=23;1.3;IF([.$E$1]=40;1.4;IF([.$E$1]=50;1.5;)))" office:value-type="float" office:value="1.5" calcext:value-type="float">
            <text:p>1,5</text:p>
          </table:table-cell>
          <table:table-cell table:style-name="ce47" table:formula="of:==IF([.H10]=&quot;&quot;;&quot;&quot;;SUM([.G10]*[.H10]))" office:value-type="currency" office:currency="EUR" office:value="7.5" calcext:value-type="currency">
            <text:p>€ 7,5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1]=&quot;&quot;;&quot;&quot;;(VLOOKUP([.$A11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5" calcext:value-type="currency">
            <text:p>€ 0,05000</text:p>
          </table:table-cell>
          <table:table-cell table:style-name="ce45" table:formula="of:=IF([.$E$1]=23;26;IF([.$E$1]=40;52;IF([.$E$1]=50;65;)))" office:value-type="float" office:value="65" calcext:value-type="float">
            <text:p>65</text:p>
          </table:table-cell>
          <table:table-cell table:style-name="ce47" table:formula="of:==IF([.H11]=&quot;&quot;;&quot;&quot;;SUM([.G11]*[.H11]))" office:value-type="currency" office:currency="EUR" office:value="3.25" calcext:value-type="currency">
            <text:p>€ 3,25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2]=&quot;&quot;;&quot;&quot;;(VLOOKUP([.$A12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3]=&quot;&quot;;&quot;&quot;;(VLOOKUP([.$A13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4]=&quot;&quot;;&quot;&quot;;(VLOOKUP([.$A14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5]=&quot;&quot;;&quot;&quot;;(VLOOKUP([.$A15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6]=&quot;&quot;;&quot;&quot;;(VLOOKUP([.$A16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7]=&quot;&quot;;&quot;&quot;;(VLOOKUP([.$A17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7]=&quot;&quot;;&quot;&quot;;SUM([.B17]*[.C17]))">
            <text:p/>
          </table:table-cell>
          <table:table-cell/>
          <table:table-cell table:style-name="ce39" office:value-type="string" calcext:value-type="string">
            <text:p>ammortamento impianto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7]=&quot;&quot;;&quot;&quot;;SUM([.G17]*[.H17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8]=&quot;&quot;;&quot;&quot;;(VLOOKUP([.$A18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8]=&quot;&quot;;&quot;&quot;;SUM([.B18]*[.C18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8]=&quot;&quot;;&quot;&quot;;SUM([.G18]*[.H18]))">
            <text:p/>
          </table:table-cell>
        </table:table-row>
        <table:table-row table:style-name="ro1">
          <table:table-cell table:style-name="ce7" office:value-type="string" calcext:value-type="string">
            <text:p>luppoli</text:p>
          </table:table-cell>
          <table:table-cell table:style-name="ce7" office:value-type="string" calcext:value-type="string">
            <text:p>costo al g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9]=&quot;&quot;;&quot;&quot;;SUM([.G19]*[.H19]))">
            <text:p/>
          </table:table-cell>
        </table:table-row>
        <table:table-row table:style-name="ro1">
          <table:table-cell table:style-name="ce51" table:content-validation-name="val2" office:value-type="string" calcext:value-type="string">
            <text:p>Luppolo EAST KENT GOLDINGS - Pellet 250 gr CROP 2021</text:p>
          </table:table-cell>
          <table:table-cell table:style-name="ce16" table:formula="of:=IF([.A20]=&quot;&quot;;&quot;&quot;;VLOOKUP([.A20];['file:///home/azzurra/Documenti/erp-con-libreoffice-calc/calcolo%20costo%20della%20birra.ods'#$'costo luppolo'.$A$2:.$D$250];4;0))" office:value-type="currency" office:currency="EUR" office:value="0.036" calcext:value-type="currency">
            <text:p>€ 0,04</text:p>
          </table:table-cell>
          <table:table-cell table:style-name="ce51" office:value-type="float" office:value="100" calcext:value-type="float">
            <text:p>100</text:p>
          </table:table-cell>
          <table:table-cell table:style-name="ce30" table:formula="of:=IF([.A20]=&quot;&quot;;&quot;&quot;;SUM([.B20]*[.C20]))" office:value-type="currency" office:currency="EUR" office:value="3.6" calcext:value-type="currency">
            <text:p>€ 3,6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0]=&quot;&quot;;&quot;&quot;;SUM([.G20]*[.H20]))">
            <text:p/>
          </table:table-cell>
        </table:table-row>
        <table:table-row table:style-name="ro1">
          <table:table-cell table:style-name="ce51" table:content-validation-name="val2" office:value-type="string" calcext:value-type="string">
            <text:p>Luppolo Tettnanger (Pellets)</text:p>
          </table:table-cell>
          <table:table-cell table:style-name="ce16" table:formula="of:=IF([.A21]=&quot;&quot;;&quot;&quot;;VLOOKUP([.A21];['file:///home/azzurra/Documenti/erp-con-libreoffice-calc/calcolo%20costo%20della%20birra.ods'#$'costo luppolo'.$A$2:.$D$250];4;0))" office:value-type="currency" office:currency="EUR" office:value="0.03872" calcext:value-type="currency">
            <text:p>€ 0,04</text:p>
          </table:table-cell>
          <table:table-cell table:style-name="ce51" office:value-type="float" office:value="110" calcext:value-type="float">
            <text:p>110</text:p>
          </table:table-cell>
          <table:table-cell table:style-name="ce30" table:formula="of:=IF([.A21]=&quot;&quot;;&quot;&quot;;SUM([.B21]*[.C21]))" office:value-type="currency" office:currency="EUR" office:value="4.2592" calcext:value-type="currency">
            <text:p>€ 4,26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1]=&quot;&quot;;&quot;&quot;;SUM([.G21]*[.H21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2]=&quot;&quot;;&quot;&quot;;VLOOKUP([.A22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2]=&quot;&quot;;&quot;&quot;;SUM([.G22]*[.H22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3]=&quot;&quot;;&quot;&quot;;VLOOKUP([.A23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3]=&quot;&quot;;&quot;&quot;;SUM([.G23]*[.H23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4]=&quot;&quot;;&quot;&quot;;VLOOKUP([.A24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4]=&quot;&quot;;&quot;&quot;;SUM([.G24]*[.H24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5]=&quot;&quot;;&quot;&quot;;VLOOKUP([.A25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5]=&quot;&quot;;&quot;&quot;;SUM([.B25]*[.C25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5]=&quot;&quot;;&quot;&quot;;SUM([.G25]*[.H25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6]=&quot;&quot;;&quot;&quot;;VLOOKUP([.A26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6]=&quot;&quot;;&quot;&quot;;SUM([.B26]*[.C26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6]=&quot;&quot;;&quot;&quot;;SUM([.G26]*[.H26]))">
            <text:p/>
          </table:table-cell>
        </table:table-row>
        <table:table-row table:style-name="ro1">
          <table:table-cell table:style-name="ce7" office:value-type="string" calcext:value-type="string">
            <text:p>Lievito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7]=&quot;&quot;;&quot;&quot;;SUM([.G27]*[.H27]))">
            <text:p/>
          </table:table-cell>
        </table:table-row>
        <table:table-row table:style-name="ro1">
          <table:table-cell table:style-name="ce52" table:content-validation-name="val3" office:value-type="string" calcext:value-type="string">
            <text:p><text:s/>LALLEMAND BELLE SAISON - gr.11</text:p>
          </table:table-cell>
          <table:table-cell table:style-name="ce17" table:formula="of:=IF([.A28]=&quot;&quot;;&quot;&quot;;VLOOKUP([.A28];['file:///home/azzurra/Documenti/erp-con-libreoffice-calc/modello%20calcolo%20costo%20materiali%20della%20birra.ods'#$'costo lievito'.$A$1:.$B$250];2;0))" office:value-type="currency" office:currency="EUR" office:value="3.9" calcext:value-type="currency">
            <text:p>€ 3,90</text:p>
          </table:table-cell>
          <table:table-cell table:style-name="ce52" office:value-type="float" office:value="2" calcext:value-type="float">
            <text:p>2</text:p>
          </table:table-cell>
          <table:table-cell table:style-name="ce31" table:formula="of:=IF([.A28]=&quot;&quot;;&quot;&quot;;SUM([.B28]*[.C28]))" office:value-type="currency" office:currency="EUR" office:value="7.8" calcext:value-type="currency">
            <text:p>€ 7,80</text:p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 table:formula="of:=IF([.A29]=&quot;&quot;;&quot;&quot;;VLOOKUP([.A29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 table:formula="of:=IF([.A30]=&quot;&quot;;&quot;&quot;;VLOOKUP([.A30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 table:formula="of:=IF([.A31]=&quot;&quot;;&quot;&quot;;VLOOKUP([.A31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31]=&quot;&quot;;&quot;&quot;;SUM([.B31]*[.C31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7" office:value-type="string" calcext:value-type="string">
            <text:p>Spezie ecc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 office:value-type="string" calcext:value-type="string">
            <text:p>fragole</text:p>
          </table:table-cell>
          <table:table-cell table:style-name="ce18" table:formula="of:=IF([.A33]=&quot;&quot;;&quot;&quot;;VLOOKUP([.A33];['file:///home/azzurra/Documenti/erp-con-libreoffice-calc/modello%20calcolo%20costo%20materiali%20della%20birra.ods'#$'spezie ecc'.$A$1:.$D$250];4;0))" office:value-type="currency" office:currency="EUR" office:value="0.0045" calcext:value-type="currency">
            <text:p>€ 0,0045</text:p>
          </table:table-cell>
          <table:table-cell table:style-name="ce53" office:value-type="float" office:value="8000" calcext:value-type="float">
            <text:p>8000</text:p>
          </table:table-cell>
          <table:table-cell table:style-name="ce32" table:formula="of:=IF([.A33]=&quot;&quot;;&quot;&quot;;SUM([.B33]*[.C33]))" office:value-type="currency" office:currency="EUR" office:value="36" calcext:value-type="currency">
            <text:p>€ 36,00</text:p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/>
          <table:table-cell table:style-name="ce18" table:formula="of:=IF([.A34]=&quot;&quot;;&quot;&quot;;VLOOKUP([.A34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4]=&quot;&quot;;&quot;&quot;;SUM([.B34]*[.C34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/>
          <table:table-cell table:style-name="ce18" table:formula="of:=IF([.A35]=&quot;&quot;;&quot;&quot;;VLOOKUP([.A35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5]=&quot;&quot;;&quot;&quot;;SUM([.B35]*[.C35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/>
          <table:table-cell table:style-name="ce18" table:formula="of:=IF([.A36]=&quot;&quot;;&quot;&quot;;VLOOKUP([.A36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6]=&quot;&quot;;&quot;&quot;;SUM([.B36]*[.C36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43"/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zie" table:style-name="ta1">
        <table:table-column table:style-name="co10" table:default-cell-style-name="Default"/>
        <table:table-row table:style-name="ro1">
          <table:table-cell table:formula="of:=['file:///home/azzurra/Documenti/erp-con-libreoffice-calc/modello%20calcolo%20costo%20materiali%20della%20birra.ods'#$'spezie ecc'.A2:.A3]" office:value-type="string" office:string-value="Luppolo EAST KENT GOLDINGS - Pellet 250 gr CROP 2021" calcext:value-type="string">
            <text:p>Luppolo EAST KENT GOLDINGS - Pellet 250 gr CROP 202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:.A4]" office:value-type="string" office:string-value="fragole" calcext:value-type="string">
            <text:p>frago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:.A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:.A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:.A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:.A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:.A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:.A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:.A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:.A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2:.A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3:.A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4:.A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5:.A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6:.A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7:.A1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8:.A1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9:.A2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0:.A2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1:.A2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2:.A2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3:.A2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4:.A2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5:.A2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6:.A2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7:.A2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8:.A2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9:.A3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0:.A3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1:.A3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2:.A3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3:.A3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4:.A3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5:.A3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6:.A3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7:.A3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8:.A3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9:.A4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0:.A4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1:.A4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2:.A4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3:.A4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4:.A4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5:.A4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6:.A4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7:.A4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8:.A4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9:.A5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0:.A5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1:.A5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2:.A5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3:.A5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4:.A5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5:.A5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6:.A5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7:.A5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8:.A5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9:.A6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0:.A6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1:.A6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2:.A6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3:.A6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4:.A6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5:.A6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6:.A6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7:.A6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8:.A6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9:.A7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0:.A7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1:.A7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2:.A7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3:.A7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4:.A7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5:.A7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6:.A7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7:.A7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8:.A7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9:.A8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0:.A8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1:.A8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2:.A8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3:.A8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4:.A8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5:.A8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6:.A8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7:.A8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8:.A8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9:.A9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0:.A9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1:.A9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2:.A9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3:.A9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4:.A9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5:.A9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6:.A9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7:.A9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8:.A9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9:.A10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0:.A10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1:.A10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2:.A10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3:.A10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4:.A10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5:.A10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6:.A10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7:.A10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8:.A10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9:.A1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0:.A1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1:.A1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2:.A1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3:.A1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4:.A1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5:.A1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6:.A1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7:.A118]" office:value-type="float" office:value="0" calcext:value-type="float">
            <text:p/>
          </table:table-cell>
        </table:table-row>
      </table:table>
      <table:table table:name="lieviti" table:style-name="ta1">
        <table:table-column table:style-name="co11" table:default-cell-style-name="Default"/>
        <table:table-row table:style-name="ro1">
          <table:table-cell table:style-name="ce43" office:value-type="string" calcext:value-type="string">
            <text:p>lievito</text:p>
          </table:table-cell>
        </table:table-row>
        <table:table-row table:style-name="ro1">
          <table:table-cell table:formula="of:=['file:///home/azzurra/Documenti/erp-con-libreoffice-calc/calcolo%20costo%20della%20birra.ods'#$'costo lievito'.A2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3]" office:value-type="string" office:string-value=" LALLEMAND BELLE SAISON - gr.11" calcext:value-type="string">
            <text:p><text:s/>LALLEMAND BELLE SAISON -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4]" office:value-type="string" office:string-value=" LALLEMAND NOTTINGHAM ALE - gr.11" calcext:value-type="string">
            <text:p><text:s/>LALLEMAND NOTTINGHAM ALE -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5]" office:value-type="string" office:string-value=" LALLEMAND VERDANT IPA gr.11" calcext:value-type="string">
            <text:p><text:s/>LALLEMAND VERDANT IPA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6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7]" office:value-type="string" office:string-value=" New England 11 gr Lallemand Danstar" calcext:value-type="string">
            <text:p><text:s/>New England 11 gr Lallemand Danstar</text:p>
          </table:table-cell>
        </table:table-row>
        <table:table-row table:style-name="ro1">
          <table:table-cell table:formula="of:=['file:///home/azzurra/Documenti/erp-con-libreoffice-calc/calcolo%20costo%20della%20birra.ods'#$'costo lievito'.A8]" office:value-type="string" office:string-value="Fermentis SAF-LAGER W-34/70 - 11,5 g" calcext:value-type="string">
            <text:p>Fermentis SAF-LAGER W-34/70 - 11,5 g</text:p>
          </table:table-cell>
        </table:table-row>
        <table:table-row table:style-name="ro1">
          <table:table-cell table:formula="of:=['file:///home/azzurra/Documenti/erp-con-libreoffice-calc/calcolo%20costo%20della%20birra.ods'#$'costo lievit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5]" office:value-type="float" office:value="0" calcext:value-type="float">
            <text:p>0</text:p>
          </table:table-cell>
        </table:table-row>
      </table:table>
      <table:table table:name="luppolo" table:style-name="ta1">
        <table:table-column table:style-name="co12" table:default-cell-style-name="Default"/>
        <table:table-row table:style-name="ro1">
          <table:table-cell table:formula="of:=['file:///home/azzurra/Documenti/erp-con-libreoffice-calc/modello%20calcolo%20costo%20materiali%20della%20birra.ods'#$'costo luppolo'.A2]" office:value-type="string" office:string-value="Luppolo EAST KENT GOLDINGS - Pellet 250 gr CROP 2021" calcext:value-type="string">
            <text:p>Luppolo EAST KENT GOLDINGS - Pellet 250 gr CROP 202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]" office:value-type="string" office:string-value="Luppolo WARRIOR - Pellet 250 gr CROP 2022" calcext:value-type="string">
            <text:p>Luppolo WARRIOR - Pellet 250 gr CROP 2022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]" office:value-type="string" office:string-value="Luppolo Tettnanger (Pellets)" calcext:value-type="string">
            <text:p>Luppolo Tettnanger (Pellets)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]" office:value-type="string" office:string-value="Luppolo HERSBRUCKER" calcext:value-type="string">
            <text:p>Luppolo HERSBRUCK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]" office:value-type="string" office:string-value="Luppolo TARGET" calcext:value-type="string">
            <text:p>Luppolo TARGET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]" office:value-type="string" office:string-value="Luppolo CHALLENGER" calcext:value-type="string">
            <text:p>Luppolo CHALLENG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6]" office:value-type="float" office:value="0" calcext:value-type="float">
            <text:p>0</text:p>
          </table:table-cell>
        </table:table-row>
      </table:table>
      <table:table table:name="lista malti" table:style-name="ta1">
        <table:table-column table:style-name="co13" table:default-cell-style-name="Default"/>
        <table:table-row table:style-name="ro1">
          <table:table-cell office:value-type="string" calcext:value-type="string">
            <text:p>lista malti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]" office:value-type="string" office:string-value="Ireks Malto Vienna" calcext:value-type="string">
            <text:p>Ireks Malto Vienna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]" office:value-type="string" office:string-value="Malto in grani Château Munich " calcext:value-type="string">
            <text:p>Malto in grani Château Munich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]" office:value-type="string" office:string-value="Malto in grani Pauls LIGHT Chocolate inglese " calcext:value-type="string">
            <text:p>Malto in grani Pauls LIGHT Chocolate ingles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]" office:value-type="string" office:string-value="Malto in grani Pauls Melanoidin " calcext:value-type="string">
            <text:p>Malto in grani Pauls Melanoidin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]" office:value-type="string" office:string-value="Malto in grani Weyermann Cara Munich 1 " calcext:value-type="string">
            <text:p>Malto in grani Weyermann Cara Munich 1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]" office:value-type="string" office:string-value="Malto in grani Weyermann Premium Pilsner" calcext:value-type="string">
            <text:p>Malto in grani Weyermann Premium Pilsn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]" office:value-type="string" office:string-value="Malto in grani Weyermann Wheat Pale" calcext:value-type="string">
            <text:p>Malto in grani Weyermann Wheat Pa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]" office:value-type="string" office:string-value="Malto Muntons Extra Pale Maris Otter" calcext:value-type="string">
            <text:p>Malto Muntons Extra Pale Maris Ott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]" office:value-type="string" office:string-value="Muntons Chocolate " calcext:value-type="string">
            <text:p>Muntons Chocolat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]" office:value-type="string" office:string-value="Muntons Crystal Malt 150" calcext:value-type="string">
            <text:p>Muntons Crystal Malt 15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]" office:value-type="string" office:string-value="Muntons Crystal Malt 150 kg.25" calcext:value-type="string">
            <text:p>Muntons Crystal Malt 150 kg.25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1]" office:value-type="float" office:value="0" calcext:value-type="float">
            <text:p>0</text:p>
          </table:table-cell>
        </table:table-row>
      </table:table>
      <table:table table:name="'file:///home/azzurra/Documenti/erp-con-libreoffice-calc/calcolo%20costo%20della%20birra.ods'#costo dei malti" table:print="false" table:style-name="ta_extref">
        <table:table-source xlink:type="simple" xlink:href="../calcolo%20costo%20della%20birra.ods" table:table-name="costo dei malti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al litro no vetro:</text:p>
          </table:table-cell>
        </table:table-row>
        <table:table-row>
          <table:table-cell table:style-name="ce1" office:value-type="string">
            <text:p>Costo 75cl</text:p>
          </table:table-cell>
        </table:table-row>
        <table:table-row>
          <table:table-cell table:style-name="ce1" office:value-type="string">
            <text:p>Costo 66cl</text:p>
          </table:table-cell>
        </table:table-row>
        <table:table-row>
          <table:table-cell table:style-name="ce1" office:value-type="string">
            <text:p>Costo 33cl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materiale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 office:value-type="string">
            <text:p>fragole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costo lievito" table:print="false" table:style-name="ta_extref">
        <table:table-source xlink:type="simple" xlink:href="../calcolo%20costo%20della%20birra.ods" table:table-name="costo lievit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>
          <table:table-cell table:style-name="ce1" office:value-type="string">
            <text:p>Fermentis SAF-LAGER W-34/70 - 11,5 g</text:p>
          </table:table-cell>
        </table:table-row>
      </table:table>
      <table:table table:name="'file:///home/azzurra/Documenti/erp-con-libreoffice-calc/calcolo%20costo%20della%20birra.ods'#costo luppolo" table:print="false" table:style-name="ta_extref">
        <table:table-source xlink:type="simple" xlink:href="../calcolo%20costo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della bombola 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gpl" table:print="false" table:style-name="ta_extref">
        <table:table-source xlink:type="simple" xlink:href="../modello%20calcolo%20costo%20materiali%20della%20birra.ods" table:table-name="costo gpl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string">
            <text:p>Parziale materiali:</text:p>
          </table:table-cell>
        </table:table-row>
      </table:table>
      <table:table table:name="'file:///home/azzurra/Documenti/erp-con-libreoffice-calc/modello%20calcolo%20costo%20materiali%20della%20birra.ods'#costo dei malti" table:print="false" table:style-name="ta_extref">
        <table:table-source xlink:type="simple" xlink:href="../modello%20calcolo%20costo%20materiali%20della%20birra.ods" table:table-name="costo dei malti" table:filter-name="calc8" table:mode="copy-results-only"/>
        <table:table-column/>
        <table:table-row table:number-rows-repeated="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lievito" table:print="false" table:style-name="ta_extref">
        <table:table-source xlink:type="simple" xlink:href="../modello%20calcolo%20costo%20materiali%20della%20birra.ods" table:table-name="costo lievito" table:filter-name="calc8" table:mode="copy-results-only"/>
        <table:table-column/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Prodotti</text:p>
          </table:table-cell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luppolo" table:print="false" table:style-name="ta_extref">
        <table:table-source xlink:type="simple" xlink:href="../modello%20calcolo%20costo%20materiali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spezie ecc" table:print="false" table:style-name="ta_extref">
        <table:table-source xlink:type="simple" xlink:href="../modello%20calcolo%20costo%20materiali%20della%20birra.ods" table:table-name="spezie ecc" table:filter-name="calc8" table:mode="copy-results-only"/>
        <table:table-column table:number-columns-repeated="3"/>
        <table:table-row>
          <table:table-cell table:style-name="ce1" office:value-type="string">
            <text:p>luppolo </text:p>
          </table:table-cell>
          <table:table-cell/>
          <table:table-cell table:style-name="ce1" office:value-type="string">
            <text:p>costo lotto</text:p>
          </table:table-cell>
        </table:table-row>
        <table:table-row>
          <table:table-cell table:style-name="ce1" office:value-type="string">
            <text:p>Luppolo EAST KENT GOLDINGS - Pellet 250 gr CROP 2021</text:p>
          </table:table-cell>
          <table:table-cell/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  <table:table-cell/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float" office:value="9.68">
            <text:p>9.68</text:p>
          </table:table-cell>
        </table:table-row>
        <table:table-row>
          <table:table-cell table:number-columns-repeated="2"/>
          <table:table-cell table:style-name="ce1" office:value-type="float" office:value="4.2">
            <text:p>4.2</text:p>
          </table:table-cell>
        </table:table-row>
        <table:table-row>
          <table:table-cell table:number-columns-repeated="2"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float" office:value="4.7">
            <text:p>4.7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 table:number-rows-repeated="104">
          <table:table-cell table:number-columns-repeated="3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1">
          <table:table-cell table:number-columns-repeated="3"/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7:36:00.335386259</meta:creation-date>
    <dc:date>2023-03-26T22:56:36.862395282</dc:date>
    <meta:editing-duration>PT1H13M16S</meta:editing-duration>
    <meta:editing-cycles>6</meta:editing-cycles>
    <meta:generator>LibreOffice/7.3.7.2$Linux_X86_64 LibreOffice_project/30$Build-2</meta:generator>
    <meta:document-statistic meta:table-count="5" meta:cell-count="1002" meta:object-count="0"/>
  </office:meta>
</office:document-meta>
</file>